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3229in" style:rel-column-width="59819*"/>
    </style:style>
    <style:style style:name="Table10.B" style:family="table-column">
      <style:table-column-properties style:column-width="0.6042in" style:rel-column-width="5716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8438in" style:rel-column-width="17443*"/>
    </style:style>
    <style:style style:name="Table4.B" style:family="table-column">
      <style:table-column-properties style:column-width="3.7188in" style:rel-column-width="35181*"/>
    </style:style>
    <style:style style:name="Table4.C" style:family="table-column">
      <style:table-column-properties style:column-width="1.3646in" style:rel-column-width="12911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2.2424in" style:rel-column-width="21214*"/>
    </style:style>
    <style:style style:name="Table5.B" style:family="table-column">
      <style:table-column-properties style:column-width="0.1472in" style:rel-column-width="1392*"/>
    </style:style>
    <style:style style:name="Table5.C" style:family="table-column">
      <style:table-column-properties style:column-width="4.5375in" style:rel-column-width="42929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1" style:family="table-row">
      <style:table-row-properties style:min-row-height="1.1688in"/>
    </style:style>
    <style:style style:name="Table8.A1" style:family="table-cell">
      <style:table-cell-properties fo:padding="0.0382in" fo:border="none"/>
    </style:style>
    <style:style style:name="Table3" style:family="table">
      <style:table-properties style:width="3.375in" fo:margin-left="1.7021in" fo:margin-right="1.8479in" table:align="margins"/>
    </style:style>
    <style:style style:name="Table3.A" style:family="table-column">
      <style:table-column-properties style:column-width="3.375in" style:rel-column-width="65535*"/>
    </style:style>
    <style:style style:name="Table3.1" style:family="table-row">
      <style:table-row-properties style:min-row-height="1.5833in"/>
    </style:style>
    <style:style style:name="Table3.A1" style:family="table-cell">
      <style:table-cell-properties style:vertical-align="" fo:padding="0.0382in" fo:border="none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Times New Roman" fo:font-size="11pt" style:font-size-asian="11pt" style:font-size-complex="11pt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1">{Kejaksaan}</text:p>
          </table:table-cell>
          <table:table-cell table:style-name="Table10.B1" office:value-type="string">
            <text:p text:style-name="P7">BA-12</text:p>
          </table:table-cell>
        </table:table-row>
      </table:table>
      <text:p text:style-name="P14">“UNTUK KEADILAN”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5">BERITA ACARA</text:p>
            <text:p text:style-name="P15">PELAKSANAAN PERINTAH PENANGGUHAN </text:p>
            <text:p text:style-name="P15">PENAHANAN</text:p>
          </table:table-cell>
          <table:table-cell table:style-name="Table4.A1" office:value-type="string">
            <text:p text:style-name="P5"/>
          </table:table-cell>
        </table:table-row>
      </table:table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--------- <text:span text:style-name="T2">Pada hari ini {hari} tanggal {tgl_pembuatan} saya : --------------</text:span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[!-- BEGIN jaksaPelaksana --]</text:p>
            <text:p text:style-name="P2">{urutan}. <text:s text:c="8"/>Nama <text:s text:c="4"/>: {nama_pegawai}</text:p>
            <text:p text:style-name="P2"><text:s text:c="13"/>NIP <text:s text:c="7"/>: {nip_pegawai}</text:p>
            <text:p text:style-name="P2"><text:s text:c="13"/>Pangkat <text:s/>: {pangkat_pegawai}</text:p>
            <text:p text:style-name="P16">[!-- END jaksaPelaksana --]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T2">Jaksa Penuntut Umum dalam perkaraan terdakwa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Nama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namaTersangka}</text:p>
          </table:table-cell>
        </table:table-row>
        <table:table-row>
          <table:table-cell table:style-name="Table5.A1" office:value-type="string">
            <text:p text:style-name="P10">Tempat Lahir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tmpt_lahir}</text:p>
          </table:table-cell>
        </table:table-row>
        <table:table-row>
          <table:table-cell table:style-name="Table5.A1" office:value-type="string">
            <text:p text:style-name="P10">Umur/Tanggal Lahir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tgl_lahir}</text:p>
          </table:table-cell>
        </table:table-row>
        <table:table-row>
          <table:table-cell table:style-name="Table5.A1" office:value-type="string">
            <text:p text:style-name="P10">Jenis Kelamin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jenis_kelamin}</text:p>
          </table:table-cell>
        </table:table-row>
        <table:table-row>
          <table:table-cell table:style-name="Table5.A1" office:value-type="string">
            <text:p text:style-name="P10">Kebangsaan / Kewarganegaraan 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warganegara}</text:p>
          </table:table-cell>
        </table:table-row>
        <table:table-row>
          <table:table-cell table:style-name="Table5.A1" office:value-type="string">
            <text:p text:style-name="P10">Tempat Tinggal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tmpt_tinggal}</text:p>
          </table:table-cell>
        </table:table-row>
        <table:table-row>
          <table:table-cell table:style-name="Table5.A1" office:value-type="string">
            <text:p text:style-name="P10">Agama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agama}</text:p>
          </table:table-cell>
        </table:table-row>
        <table:table-row>
          <table:table-cell table:style-name="Table5.A1" office:value-type="string">
            <text:p text:style-name="P10">Pekerjaan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pekerjaan}</text:p>
          </table:table-cell>
        </table:table-row>
        <table:table-row>
          <table:table-cell table:style-name="Table5.A1" office:value-type="string">
            <text:p text:style-name="P10">Pendidikan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pendidikan}</text:p>
          </table:table-cell>
        </table:table-row>
        <table:table-row>
          <table:table-cell table:style-name="Table5.A1" office:value-type="string">
            <text:p text:style-name="P10">Ditahan Sejak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tgl_penahanan}</text:p>
          </table:table-cell>
        </table:table-row>
        <table:table-row>
          <table:table-cell table:style-name="Table5.A1" office:value-type="string">
            <text:p text:style-name="P10">Register Tahanan Nomor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no_reg_tahanan}</text:p>
          </table:table-cell>
        </table:table-row>
        <table:table-row>
          <table:table-cell table:style-name="Table5.A1" office:value-type="string">
            <text:p text:style-name="P10">Register Perkara Nomor</text:p>
          </table:table-cell>
          <table:table-cell table:style-name="Table5.A1" office:value-type="string">
            <text:p text:style-name="P10">:</text:p>
          </table:table-cell>
          <table:table-cell table:style-name="Table5.A1" office:value-type="string">
            <text:p text:style-name="P10">{no_reg_perkara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Standard"><text:span text:style-name="T2">berdasarkan Surat Perintah </text:span><text:span text:style-name="T3">{Kejaksaan_lower} </text:span><text:span text:style-name="T2">Nomor {no_sp} tanggal {tgl_sp} telah melaksanakan penangguhan penahanan terdakwa dari tahanan <text:s/>{dari_tahanan} yang didakwa melanggar pasal </text:span><text:span text:style-name="T4">{pasal}</text:span><text:span text:style-name="T2"> terhitung mulai tanggal {tgl_mulai}</text:span></text:p>
          </table:table-cell>
        </table:table-row>
      </table:table>
      <text:p text:style-name="Standard"><text:s text:c="30"/><text:tab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<text:span text:style-name="T2">-------- Penangguhan penahanan diakukan karena telah dipenuhinya syarat-syarat yang ditentukan oleh Undang-undang beserta jaminan , tingkat penyelesaian perkara , keadaan terdakwa dan situasi masyarakat setempat.-----</text:span>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------- <text:span text:style-name="T2">Demikianlah Berita Acara ini dibuat dengan sebenarnya atas kekuatan sumpah jabatan dan untuk memperkuatnya tersangka/terdakwa membubuhkan tanda tangannya. --------------------------------------------------</text:span>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Standard">------- <text:span text:style-name="T2">Berita Acara ini ditutup dan ditanda tangani pada hari dan tanggal tersebut diatas. ---------------------------</text:span>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Terdakwa</text:p>
            <text:p text:style-name="P18"/>
            <text:p text:style-name="P18"><text:s/></text:p>
            <text:p text:style-name="P18"/>
            <text:p text:style-name="P18"/>
            <text:p text:style-name="P6">( <text:s text:c="6"/>{namaTersangka} <text:s text:c="3"/>)</text:p>
            <text:p text:style-name="P6"><text:s/></text:p>
          </table:table-cell>
          <table:table-cell table:style-name="Table8.A1" office:value-type="string">
            <text:p text:style-name="P4">Jaksa Penuntut Umum</text:p>
            <text:p text:style-name="P4"/>
            <text:p text:style-name="P4"/>
            <text:p text:style-name="P4"/>
            <text:p text:style-name="P4"><text:span text:style-name="T5">{nama}</text:span></text:p>
            <text:p text:style-name="P3">{pangkat} NIP .{nip_pegawai}</text:p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 text:c="23"/><text:span text:style-name="T1"><text:s text:c="3"/>Kepala Rutan</text:span></text:p>
            <text:p text:style-name="P9"><text:s text:c="55"/></text:p>
            <text:p text:style-name="P9"/>
            <text:p text:style-name="P9"/>
            <text:p text:style-name="P9"/>
            <text:p text:style-name="P8">( <text:s text:c="4"/>{kepala_rutan} <text:s text:c="3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09:03:15.01</meta:creation-date>
    <dc:date>2015-11-25T14:34:01.35</dc:date>
    <meta:editing-duration>P1DT6H37M15S</meta:editing-duration>
    <meta:editing-cycles>107</meta:editing-cycles>
    <meta:generator>OpenOffice/4.1.1$Win32 OpenOffice.org_project/411m6$Build-9775</meta:generator>
    <dc:creator>nata sp</dc:creator>
    <meta:document-statistic meta:table-count="11" meta:image-count="0" meta:object-count="0" meta:page-count="1" meta:paragraph-count="64" meta:word-count="195" meta:character-count="1742"/>
  </office:meta>
</office:document-meta>
</file>